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A0000006ACF05000B75238D14.png" manifest:media-type="image/png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A9900000AF500000AF5328FADDF6F3CF3BE.svg" manifest:media-type="image/svg+xml"/>
  <manifest:file-entry manifest:full-path="Pictures/100002010000013E000000E1C8B592D0057A6F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0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62a73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</draw:page>
      <draw:page draw:name="page3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15" draw:id="id15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15" draw:start-glue-point="2" draw:end-shape="id16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16" draw:start-glue-point="2" draw:end-shape="id17" draw:end-glue-point="3" svg:d="M10621 15437v1364h699" svg:viewBox="0 0 700 1365">
          <text:p/>
        </draw:connector>
        <draw:frame draw:style-name="gr8" draw:text-style-name="P4" xml:id="id19" draw:id="id19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0" draw:id="id20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8" draw:id="id18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curve" svg:x1="12.526cm" svg:y1="15.944cm" svg:x2="8.436cm" svg:y2="9.504cm" draw:start-shape="id17" draw:start-glue-point="0" draw:end-shape="id18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9" draw:start-glue-point="2" draw:end-shape="id20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20" draw:start-glue-point="2" draw:end-shape="id18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</draw:page>
      <draw:page draw:name="page4" draw:style-name="dp1" draw:master-page-name="Default">
        <draw:custom-shape draw:style-name="gr20" draw:text-style-name="P6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21" draw:id="id21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2" draw:id="id22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3" draw:id="id23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21" draw:start-glue-point="2" draw:end-shape="id22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22" draw:start-glue-point="2" draw:end-shape="id23" draw:end-glue-point="3" svg:d="M10621 15437v1364h699" svg:viewBox="0 0 700 1365">
          <text:p/>
        </draw:connector>
        <draw:frame draw:style-name="gr8" draw:text-style-name="P4" xml:id="id25" draw:id="id25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4" draw:id="id24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curve" svg:x1="12.526cm" svg:y1="15.944cm" svg:x2="8.436cm" svg:y2="9.504cm" draw:start-shape="id23" draw:start-glue-point="0" draw:end-shape="id24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25" draw:start-glue-point="2" draw:end-shape="id26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26" draw:start-glue-point="2" draw:end-shape="id24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1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22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5-22T20:32:51.704231192</dc:date>
    <meta:editing-duration>PT1H34M5S</meta:editing-duration>
    <meta:editing-cycles>14</meta:editing-cycles>
    <meta:generator>LibreOffice/6.0.7.3$Linux_X86_64 LibreOffice_project/00m0$Build-3</meta:generator>
    <meta:document-statistic meta:object-count="89"/>
  </office:meta>
</office:document-meta>
</file>